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3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0"/>
        </table:table-row>
        <table:table-row table:style-name="ro1" table:number-rows-repeated="1048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 style:data-style-name="N2" text:time-value="20:10:27.6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7T20:14:06.036000000</dc:date>
    <meta:editing-duration>P4DT22H50M11S</meta:editing-duration>
    <meta:editing-cycles>1817</meta:editing-cycles>
    <meta:document-statistic meta:table-count="3" meta:cell-count="5501" meta:object-count="0"/>
    <meta:user-defined meta:name="qrichtext">1</meta:user-defined>
  </office:meta>
</office:document-meta>
</file>